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Noto Sans2" svg:font-family="'Noto Sans'" style:font-pitch="variable"/>
    <style:font-face style:name="Noto Serif" svg:font-family="'Noto Serif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04cm" svg:stroke-color="#000000" draw:stroke-linejoin="round" svg:stroke-linecap="square" draw:fill="none" fo:padding-top="0.002cm" fo:padding-bottom="0.002cm" fo:padding-left="0.002cm" fo:padding-right="0.002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6cm" fo:min-width="0.48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3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8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0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text-properties fo:font-size="13.8000001907349pt" style:font-size-asian="13.8000001907349pt" style:font-size-complex="13.8000001907349pt"/>
    </style:style>
    <style:style style:name="P9" style:family="paragraph">
      <loext:graphic-properties draw:fill="none" draw:fill-color="#ffffff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color="#000000" style:font-name="Calibri1" fo:font-size="9pt" style:font-size-asian="9pt" style:font-name-complex="Calibri1" style:font-size-complex="9pt"/>
    </style:style>
    <style:style style:name="T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4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5" style:family="text">
      <style:text-properties fo:color="#000000" style:font-name="Arial1" fo:font-size="13.8000001907349pt" style:font-size-asian="13.8000001907349pt" style:font-name-complex="Arial1" style:font-size-complex="13.8000001907349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495cm" svg:height="0.021cm" svg:x="3.975cm" svg:y="5.859cm" svg:viewBox="0 0 1496 22" draw:points="0,22 1496,22 1496,0 0,0">
          <text:p/>
        </draw:polygon>
        <draw:frame draw:style-name="gr2" draw:text-style-name="P3" draw:layer="layout" svg:width="1.695cm" svg:height="0.433cm" svg:x="3.975cm" svg:y="5.486cm">
          <draw:text-box>
            <text:p text:style-name="P2"><text:span text:style-name="T1">Date Week </text:span></text:p>
          </draw:text-box>
        </draw:frame>
        <draw:polygon draw:style-name="gr1" draw:text-style-name="P1" draw:layer="layout" svg:width="1.347cm" svg:height="0.021cm" svg:x="4.013cm" svg:y="6.278cm" svg:viewBox="0 0 1348 22" draw:points="0,22 1348,22 1348,0 0,0">
          <text:p/>
        </draw:polygon>
        <draw:frame draw:style-name="gr2" draw:text-style-name="P3" draw:layer="layout" svg:width="1.556cm" svg:height="0.433cm" svg:x="4.013cm" svg:y="5.905cm">
          <draw:text-box>
            <text:p text:style-name="P2"><text:span text:style-name="T1">Started on</text:span></text:p>
          </draw:text-box>
        </draw:frame>
        <draw:polygon draw:style-name="gr1" draw:text-style-name="P1" draw:layer="layout" svg:width="1.152cm" svg:height="0.025cm" svg:x="6.354cm" svg:y="5.94cm" svg:viewBox="0 0 1153 26" draw:points="0,26 1153,26 1153,0 0,0">
          <text:p/>
        </draw:polygon>
        <draw:frame draw:style-name="gr3" draw:text-style-name="P4" draw:layer="layout" svg:width="1.361cm" svg:height="0.53cm" svg:x="6.355cm" svg:y="5.481cm">
          <draw:text-box>
            <text:p text:style-name="P2"><text:span text:style-name="T2">Sunday</text:span></text:p>
          </draw:text-box>
        </draw:frame>
        <draw:polygon draw:style-name="gr1" draw:text-style-name="P1" draw:layer="layout" svg:width="1.313cm" svg:height="0.025cm" svg:x="8.607cm" svg:y="5.94cm" svg:viewBox="0 0 1314 26" draw:points="0,26 1314,26 1314,0 0,0">
          <text:p/>
        </draw:polygon>
        <draw:frame draw:style-name="gr3" draw:text-style-name="P4" draw:layer="layout" svg:width="1.492cm" svg:height="0.53cm" svg:x="8.607cm" svg:y="5.481cm">
          <draw:text-box>
            <text:p text:style-name="P2"><text:span text:style-name="T2">Monday</text:span></text:p>
          </draw:text-box>
        </draw:frame>
        <draw:polygon draw:style-name="gr1" draw:text-style-name="P1" draw:layer="layout" svg:width="1.309cm" svg:height="0.025cm" svg:x="10.944cm" svg:y="5.94cm" svg:viewBox="0 0 1310 26" draw:points="0,26 1310,26 1310,0 0,0">
          <text:p/>
        </draw:polygon>
        <draw:frame draw:style-name="gr3" draw:text-style-name="P4" draw:layer="layout" svg:width="1.526cm" svg:height="0.53cm" svg:x="10.945cm" svg:y="5.481cm">
          <draw:text-box>
            <text:p text:style-name="P2"><text:span text:style-name="T2">Tuesday</text:span></text:p>
          </draw:text-box>
        </draw:frame>
        <draw:polygon draw:style-name="gr1" draw:text-style-name="P1" draw:layer="layout" svg:width="1.863cm" svg:height="0.025cm" svg:x="12.998cm" svg:y="5.94cm" svg:viewBox="0 0 1864 26" draw:points="0,26 1864,26 1864,0 0,0">
          <text:p/>
        </draw:polygon>
        <draw:frame draw:style-name="gr3" draw:text-style-name="P4" draw:layer="layout" svg:width="2.136cm" svg:height="0.53cm" svg:x="12.998cm" svg:y="5.481cm">
          <draw:text-box>
            <text:p text:style-name="P2"><text:span text:style-name="T2">Wednesday</text:span></text:p>
          </draw:text-box>
        </draw:frame>
        <draw:polygon draw:style-name="gr1" draw:text-style-name="P1" draw:layer="layout" svg:width="1.452cm" svg:height="0.025cm" svg:x="15.538cm" svg:y="5.94cm" svg:viewBox="0 0 1453 26" draw:points="0,26 1453,26 1453,0 0,0">
          <text:p/>
        </draw:polygon>
        <draw:frame draw:style-name="gr3" draw:text-style-name="P4" draw:layer="layout" svg:width="1.708cm" svg:height="0.53cm" svg:x="15.539cm" svg:y="5.481cm">
          <draw:text-box>
            <text:p text:style-name="P2"><text:span text:style-name="T2">Thursday</text:span></text:p>
          </draw:text-box>
        </draw:frame>
        <draw:polygon draw:style-name="gr1" draw:text-style-name="P1" draw:layer="layout" svg:width="0.97cm" svg:height="0.025cm" svg:x="18.112cm" svg:y="5.94cm" svg:viewBox="0 0 971 26" draw:points="0,26 971,26 971,0 0,0">
          <text:p/>
        </draw:polygon>
        <draw:frame draw:style-name="gr3" draw:text-style-name="P4" draw:layer="layout" svg:width="1.128cm" svg:height="0.53cm" svg:x="18.113cm" svg:y="5.481cm">
          <draw:text-box>
            <text:p text:style-name="P2"><text:span text:style-name="T2">Friday</text:span></text:p>
          </draw:text-box>
        </draw:frame>
        <draw:polygon draw:style-name="gr1" draw:text-style-name="P1" draw:layer="layout" svg:width="1.401cm" svg:height="0.025cm" svg:x="20.23cm" svg:y="5.94cm" svg:viewBox="0 0 1402 26" draw:points="0,26 1402,26 1402,0 0,0">
          <text:p/>
        </draw:polygon>
        <draw:frame draw:style-name="gr3" draw:text-style-name="P4" draw:layer="layout" svg:width="1.64cm" svg:height="0.53cm" svg:x="20.23cm" svg:y="5.481cm">
          <draw:text-box>
            <text:p text:style-name="P2"><text:span text:style-name="T2">Saturday</text:span></text:p>
          </draw:text-box>
        </draw:frame>
        <draw:frame draw:style-name="gr3" draw:text-style-name="P4" draw:layer="layout" svg:width="0.993cm" svg:height="0.53cm" svg:x="22.851cm" svg:y="5.481cm">
          <draw:text-box>
            <text:p text:style-name="P2"><text:span text:style-name="T3">Total</text:span></text:p>
          </draw:text-box>
        </draw:frame>
        <draw:frame draw:style-name="gr3" draw:text-style-name="P4" draw:layer="layout" svg:width="1.34cm" svg:height="0.53cm" svg:x="1.863cm" svg:y="6.887cm">
          <draw:text-box>
            <text:p text:style-name="P2"><text:span text:style-name="T2">Week 1</text:span></text:p>
          </draw:text-box>
        </draw:frame>
        <draw:frame draw:style-name="gr3" draw:text-style-name="P4" draw:layer="layout" svg:width="1.34cm" svg:height="0.53cm" svg:x="1.863cm" svg:y="9.343cm">
          <draw:text-box>
            <text:p text:style-name="P2"><text:span text:style-name="T2">Week 2</text:span></text:p>
          </draw:text-box>
        </draw:frame>
        <draw:frame draw:style-name="gr3" draw:text-style-name="P4" draw:layer="layout" svg:width="7.656cm" svg:height="0.53cm" svg:x="1.863cm" svg:y="11.761cm">
          <draw:text-box>
            <text:p text:style-name="P2"><text:span text:style-name="T3">TOTAL HOURS WORKED FOR THE WEEKS</text:span></text:p>
          </draw:text-box>
        </draw:frame>
        <draw:frame draw:style-name="gr3" draw:text-style-name="P4" draw:layer="layout" svg:width="10.331cm" svg:height="0.53cm" svg:x="1.863cm" svg:y="4.182cm">
          <draw:text-box>
            <text:p text:style-name="P2"><text:span text:style-name="T2">EMPLOYEE NAME: ________________________________________</text:span></text:p>
          </draw:text-box>
        </draw:frame>
        <draw:frame draw:style-name="gr4" draw:text-style-name="P5" draw:layer="layout" svg:width="15.814cm" svg:height="0.674cm" svg:x="1.875cm" svg:y="3.082cm">
          <draw:text-box>
            <text:p text:style-name="P2"><text:span text:style-name="T4">TIME SHEET FOR THE PAY PERIOD ENDED: ___________________________</text:span></text:p>
          </draw:text-box>
        </draw:frame>
        <draw:frame draw:style-name="gr3" draw:text-style-name="P4" draw:layer="layout" svg:width="7cm" svg:height="0.53cm" svg:x="15.149cm" svg:y="4.182cm">
          <draw:text-box>
            <text:p text:style-name="P2"><text:span text:style-name="T2">TOTAL HOURS: ________________________</text:span></text:p>
          </draw:text-box>
        </draw:frame>
        <draw:frame draw:style-name="gr3" draw:text-style-name="P4" draw:layer="layout" svg:width="13.76cm" svg:height="0.53cm" svg:x="1.863cm" svg:y="12.798cm">
          <draw:text-box>
            <text:p text:style-name="P2"><text:span text:style-name="T3">I CERTIFY THAT ALL HOURS WORKED BY EMPLOYEE SHOWN ABOVE ARE </text:span></text:p>
          </draw:text-box>
        </draw:frame>
        <draw:frame draw:style-name="gr3" draw:text-style-name="P4" draw:layer="layout" svg:width="11.601cm" svg:height="0.53cm" svg:x="1.863cm" svg:y="13.311cm">
          <draw:text-box>
            <text:p text:style-name="P2"><text:span text:style-name="T3">ACCURATE AND COMPLETE TO THE BEST OF MY KNOWLEDGE</text:span></text:p>
          </draw:text-box>
        </draw:frame>
        <draw:frame draw:style-name="gr3" draw:text-style-name="P4" draw:layer="layout" svg:width="3.82cm" svg:height="0.53cm" svg:x="17.482cm" svg:y="17.122cm">
          <draw:text-box>
            <text:p text:style-name="P2"><text:span text:style-name="T2">______________________</text:span></text:p>
          </draw:text-box>
        </draw:frame>
        <draw:frame draw:style-name="gr2" draw:text-style-name="P3" draw:layer="layout" svg:width="2.614cm" svg:height="0.433cm" svg:x="17.473cm" svg:y="17.639cm">
          <draw:text-box>
            <text:p text:style-name="P2"><text:span text:style-name="T1">Date of Signature</text:span></text:p>
          </draw:text-box>
        </draw:frame>
        <draw:frame draw:style-name="gr2" draw:text-style-name="P3" draw:layer="layout" svg:width="2.614cm" svg:height="0.433cm" svg:x="17.473cm" svg:y="14.773cm">
          <draw:text-box>
            <text:p text:style-name="P2"><text:span text:style-name="T1">Date of Signature</text:span></text:p>
          </draw:text-box>
        </draw:frame>
        <draw:frame draw:style-name="gr3" draw:text-style-name="P4" draw:layer="layout" svg:width="3.994cm" svg:height="0.53cm" svg:x="17.482cm" svg:y="14.077cm">
          <draw:text-box>
            <text:p text:style-name="P2"><text:span text:style-name="T2">_______________________</text:span></text:p>
          </draw:text-box>
        </draw:frame>
        <draw:frame draw:style-name="gr3" draw:text-style-name="P4" draw:layer="layout" svg:width="10.937cm" svg:height="0.53cm" svg:x="1.863cm" svg:y="14.077cm">
          <draw:text-box>
            <text:p text:style-name="P2"><text:span text:style-name="T2">_______________________________________________________________</text:span></text:p>
          </draw:text-box>
        </draw:frame>
        <draw:frame draw:style-name="gr3" draw:text-style-name="P4" draw:layer="layout" svg:width="15.538cm" svg:height="0.53cm" svg:x="1.863cm" svg:y="15.585cm">
          <draw:text-box>
            <text:p text:style-name="P2"><text:span text:style-name="T3">I CERTIFY THAT I HAVE PERSONAL KNOWLEDGE THAT THE INFORMATION ABOVE </text:span></text:p>
          </draw:text-box>
        </draw:frame>
        <draw:frame draw:style-name="gr3" draw:text-style-name="P4" draw:layer="layout" svg:width="5.747cm" svg:height="0.53cm" svg:x="1.863cm" svg:y="16.097cm">
          <draw:text-box>
            <text:p text:style-name="P2"><text:span text:style-name="T3">IS ACCURATE AND COMPLETE.</text:span></text:p>
          </draw:text-box>
        </draw:frame>
        <draw:frame draw:style-name="gr2" draw:text-style-name="P3" draw:layer="layout" svg:width="3.935cm" svg:height="0.433cm" svg:x="1.854cm" svg:y="14.773cm">
          <draw:text-box>
            <text:p text:style-name="P2"><text:span text:style-name="T1">SIGNATURE OF EMPLOYEE</text:span></text:p>
          </draw:text-box>
        </draw:frame>
        <draw:frame draw:style-name="gr3" draw:text-style-name="P4" draw:layer="layout" svg:width="10.937cm" svg:height="0.53cm" svg:x="1.863cm" svg:y="17.122cm">
          <draw:text-box>
            <text:p text:style-name="P2"><text:span text:style-name="T2">_______________________________________________________________</text:span></text:p>
          </draw:text-box>
        </draw:frame>
        <draw:frame draw:style-name="gr2" draw:text-style-name="P3" draw:layer="layout" svg:width="15.153cm" svg:height="0.433cm" svg:x="1.854cm" svg:y="17.639cm">
          <draw:text-box>
            <text:p text:style-name="P2"><text:span text:style-name="T1">SIGNATURE OF SUPERVISOR OR OTHER PERSON RESPONSIBLE FOR OVERSIGHT OF EMPLOYEES TIME </text:span></text:p>
          </draw:text-box>
        </draw:frame>
        <draw:line draw:style-name="gr5" draw:text-style-name="P6" draw:layer="layout" svg:x1="1.813cm" svg:y1="11.298cm" svg:x2="22.044cm" svg:y2="11.298cm">
          <text:p/>
        </draw:line>
        <draw:polygon draw:style-name="gr1" draw:text-style-name="P1" draw:layer="layout" svg:width="20.235cm" svg:height="0.034cm" svg:x="1.811cm" svg:y="11.296cm" svg:viewBox="0 0 20236 35" draw:points="0,35 20236,35 20236,0 0,0">
          <text:p/>
        </draw:polygon>
        <draw:line draw:style-name="gr5" draw:text-style-name="P6" draw:layer="layout" svg:x1="22.065cm" svg:y1="5.015cm" svg:x2="22.065cm" svg:y2="11.277cm">
          <text:p/>
        </draw:line>
        <draw:polygon draw:style-name="gr1" draw:text-style-name="P1" draw:layer="layout" svg:width="0.034cm" svg:height="6.266cm" svg:x="22.063cm" svg:y="5.013cm" svg:viewBox="0 0 35 6267" draw:points="0,6267 35,6267 35,0 0,0">
          <text:p/>
        </draw:polygon>
        <draw:line draw:style-name="gr5" draw:text-style-name="P6" draw:layer="layout" svg:x1="24.398cm" svg:y1="1.94cm" svg:x2="24.398cm" svg:y2="11.277cm">
          <text:p/>
        </draw:line>
        <draw:polygon draw:style-name="gr1" draw:text-style-name="P1" draw:layer="layout" svg:width="0.034cm" svg:height="9.341cm" svg:x="24.396cm" svg:y="1.938cm" svg:viewBox="0 0 35 9342" draw:points="0,9342 35,9342 35,0 0,0">
          <text:p/>
        </draw:polygon>
        <draw:line draw:style-name="gr5" draw:text-style-name="P6" draw:layer="layout" svg:x1="1.813cm" svg:y1="12.323cm" svg:x2="22.044cm" svg:y2="12.323cm">
          <text:p/>
        </draw:line>
        <draw:polygon draw:style-name="gr1" draw:text-style-name="P1" draw:layer="layout" svg:width="20.235cm" svg:height="0.034cm" svg:x="1.811cm" svg:y="12.321cm" svg:viewBox="0 0 20236 35" draw:points="0,35 20236,35 20236,0 0,0">
          <text:p/>
        </draw:polygon>
        <draw:line draw:style-name="gr5" draw:text-style-name="P6" draw:layer="layout" svg:x1="1.78cm" svg:y1="1.907cm" svg:x2="1.78cm" svg:y2="12.353cm">
          <text:p/>
        </draw:line>
        <draw:polygon draw:style-name="gr1" draw:text-style-name="P1" draw:layer="layout" svg:width="0.033cm" svg:height="10.45cm" svg:x="1.778cm" svg:y="1.905cm" svg:viewBox="0 0 34 10451" draw:points="0,10451 34,10451 34,0 0,0">
          <text:p/>
        </draw:polygon>
        <draw:polygon draw:style-name="gr1" draw:text-style-name="P1" draw:layer="layout" svg:width="0.068cm" svg:height="1.026cm" svg:x="24.379cm" svg:y="11.346cm" svg:viewBox="0 0 69 1027" draw:points="0,1027 69,1027 69,0 0,0">
          <text:p/>
        </draw:polygon>
        <draw:line draw:style-name="gr5" draw:text-style-name="P6" draw:layer="layout" svg:x1="15.066cm" svg:y1="3.99cm" svg:x2="15.066cm" svg:y2="11.328cm">
          <text:p/>
        </draw:line>
        <draw:polygon draw:style-name="gr1" draw:text-style-name="P1" draw:layer="layout" svg:width="0.035cm" svg:height="7.342cm" svg:x="15.064cm" svg:y="3.988cm" svg:viewBox="0 0 36 7343" draw:points="0,7343 36,7343 36,0 0,0">
          <text:p/>
        </draw:polygon>
        <draw:line draw:style-name="gr5" draw:text-style-name="P6" draw:layer="layout" svg:x1="3.6cm" svg:y1="5.015cm" svg:x2="3.6cm" svg:y2="11.328cm">
          <text:p/>
        </draw:line>
        <draw:polygon draw:style-name="gr1" draw:text-style-name="P1" draw:layer="layout" svg:width="0.034cm" svg:height="6.317cm" svg:x="3.598cm" svg:y="5.013cm" svg:viewBox="0 0 35 6318" draw:points="0,6318 35,6318 35,0 0,0">
          <text:p/>
        </draw:polygon>
        <draw:line draw:style-name="gr5" draw:text-style-name="P6" draw:layer="layout" svg:x1="5.734cm" svg:y1="5.015cm" svg:x2="5.734cm" svg:y2="11.328cm">
          <text:p/>
        </draw:line>
        <draw:polygon draw:style-name="gr1" draw:text-style-name="P1" draw:layer="layout" svg:width="0.034cm" svg:height="6.317cm" svg:x="5.732cm" svg:y="5.013cm" svg:viewBox="0 0 35 6318" draw:points="0,6318 35,6318 35,0 0,0">
          <text:p/>
        </draw:polygon>
        <draw:line draw:style-name="gr5" draw:text-style-name="P6" draw:layer="layout" svg:x1="8.067cm" svg:y1="5.015cm" svg:x2="8.067cm" svg:y2="11.328cm">
          <text:p/>
        </draw:line>
        <draw:polygon draw:style-name="gr1" draw:text-style-name="P1" draw:layer="layout" svg:width="0.034cm" svg:height="6.317cm" svg:x="8.065cm" svg:y="5.013cm" svg:viewBox="0 0 35 6318" draw:points="0,6318 35,6318 35,0 0,0">
          <text:p/>
        </draw:polygon>
        <draw:line draw:style-name="gr5" draw:text-style-name="P6" draw:layer="layout" svg:x1="10.4cm" svg:y1="5.015cm" svg:x2="10.4cm" svg:y2="11.328cm">
          <text:p/>
        </draw:line>
        <draw:polygon draw:style-name="gr1" draw:text-style-name="P1" draw:layer="layout" svg:width="0.034cm" svg:height="6.317cm" svg:x="10.398cm" svg:y="5.013cm" svg:viewBox="0 0 35 6318" draw:points="0,6318 35,6318 35,0 0,0">
          <text:p/>
        </draw:polygon>
        <draw:line draw:style-name="gr5" draw:text-style-name="P6" draw:layer="layout" svg:x1="12.733cm" svg:y1="5.015cm" svg:x2="12.733cm" svg:y2="11.328cm">
          <text:p/>
        </draw:line>
        <draw:polygon draw:style-name="gr1" draw:text-style-name="P1" draw:layer="layout" svg:width="0.034cm" svg:height="6.317cm" svg:x="12.731cm" svg:y="5.013cm" svg:viewBox="0 0 35 6318" draw:points="0,6318 35,6318 35,0 0,0">
          <text:p/>
        </draw:polygon>
        <draw:line draw:style-name="gr5" draw:text-style-name="P6" draw:layer="layout" svg:x1="17.399cm" svg:y1="5.015cm" svg:x2="17.399cm" svg:y2="11.328cm">
          <text:p/>
        </draw:line>
        <draw:polygon draw:style-name="gr1" draw:text-style-name="P1" draw:layer="layout" svg:width="0.034cm" svg:height="6.317cm" svg:x="17.397cm" svg:y="5.013cm" svg:viewBox="0 0 35 6318" draw:points="0,6318 35,6318 35,0 0,0">
          <text:p/>
        </draw:polygon>
        <draw:line draw:style-name="gr5" draw:text-style-name="P6" draw:layer="layout" svg:x1="19.732cm" svg:y1="5.015cm" svg:x2="19.732cm" svg:y2="11.328cm">
          <text:p/>
        </draw:line>
        <draw:polygon draw:style-name="gr1" draw:text-style-name="P1" draw:layer="layout" svg:width="0.034cm" svg:height="6.317cm" svg:x="19.73cm" svg:y="5.013cm" svg:viewBox="0 0 35 6318" draw:points="0,6318 35,6318 35,0 0,0">
          <text:p/>
        </draw:polygon>
        <draw:polygon draw:style-name="gr1" draw:text-style-name="P1" draw:layer="layout" svg:width="0.068cm" svg:height="1.093cm" svg:x="22.046cm" svg:y="11.279cm" svg:viewBox="0 0 69 1094" draw:points="0,1094 69,1094 69,0 0,0">
          <text:p/>
        </draw:polygon>
        <draw:line draw:style-name="gr5" draw:text-style-name="P6" draw:layer="layout" svg:x1="1.813cm" svg:y1="1.907cm" svg:x2="24.428cm" svg:y2="1.907cm">
          <text:p/>
        </draw:line>
        <draw:polygon draw:style-name="gr1" draw:text-style-name="P1" draw:layer="layout" svg:width="22.619cm" svg:height="0.033cm" svg:x="1.811cm" svg:y="1.905cm" svg:viewBox="0 0 22620 34" draw:points="0,34 22620,34 22620,0 0,0">
          <text:p/>
        </draw:polygon>
        <draw:line draw:style-name="gr5" draw:text-style-name="P6" draw:layer="layout" svg:x1="1.813cm" svg:y1="2.931cm" svg:x2="24.428cm" svg:y2="2.931cm">
          <text:p/>
        </draw:line>
        <draw:polygon draw:style-name="gr1" draw:text-style-name="P1" draw:layer="layout" svg:width="22.619cm" svg:height="0.034cm" svg:x="1.811cm" svg:y="2.929cm" svg:viewBox="0 0 22620 35" draw:points="0,35 22620,35 22620,0 0,0">
          <text:p/>
        </draw:polygon>
        <draw:line draw:style-name="gr5" draw:text-style-name="P6" draw:layer="layout" svg:x1="1.813cm" svg:y1="3.956cm" svg:x2="24.428cm" svg:y2="3.956cm">
          <text:p/>
        </draw:line>
        <draw:polygon draw:style-name="gr1" draw:text-style-name="P1" draw:layer="layout" svg:width="22.619cm" svg:height="0.034cm" svg:x="1.811cm" svg:y="3.954cm" svg:viewBox="0 0 22620 35" draw:points="0,35 22620,35 22620,0 0,0">
          <text:p/>
        </draw:polygon>
        <draw:line draw:style-name="gr5" draw:text-style-name="P6" draw:layer="layout" svg:x1="1.813cm" svg:y1="4.981cm" svg:x2="24.428cm" svg:y2="4.981cm">
          <text:p/>
        </draw:line>
        <draw:polygon draw:style-name="gr1" draw:text-style-name="P1" draw:layer="layout" svg:width="22.619cm" svg:height="0.033cm" svg:x="1.811cm" svg:y="4.979cm" svg:viewBox="0 0 22620 34" draw:points="0,34 22620,34 22620,0 0,0">
          <text:p/>
        </draw:polygon>
        <draw:line draw:style-name="gr5" draw:text-style-name="P6" draw:layer="layout" svg:x1="1.813cm" svg:y1="5.493cm" svg:x2="24.428cm" svg:y2="5.493cm">
          <text:p/>
        </draw:line>
        <draw:polygon draw:style-name="gr1" draw:text-style-name="P1" draw:layer="layout" svg:width="22.619cm" svg:height="0.034cm" svg:x="1.811cm" svg:y="5.491cm" svg:viewBox="0 0 22620 35" draw:points="0,35 22620,35 22620,0 0,0">
          <text:p/>
        </draw:polygon>
        <draw:line draw:style-name="gr5" draw:text-style-name="P6" draw:layer="layout" svg:x1="1.813cm" svg:y1="6.386cm" svg:x2="24.428cm" svg:y2="6.386cm">
          <text:p/>
        </draw:line>
        <draw:polygon draw:style-name="gr1" draw:text-style-name="P1" draw:layer="layout" svg:width="22.619cm" svg:height="0.034cm" svg:x="1.811cm" svg:y="6.384cm" svg:viewBox="0 0 22620 35" draw:points="0,35 22620,35 22620,0 0,0">
          <text:p/>
        </draw:polygon>
        <draw:line draw:style-name="gr5" draw:text-style-name="P6" draw:layer="layout" svg:x1="1.813cm" svg:y1="7.924cm" svg:x2="24.428cm" svg:y2="7.924cm">
          <text:p/>
        </draw:line>
        <draw:polygon draw:style-name="gr1" draw:text-style-name="P1" draw:layer="layout" svg:width="22.619cm" svg:height="0.034cm" svg:x="1.811cm" svg:y="7.922cm" svg:viewBox="0 0 22620 35" draw:points="0,35 22620,35 22620,0 0,0">
          <text:p/>
        </draw:polygon>
        <draw:line draw:style-name="gr5" draw:text-style-name="P6" draw:layer="layout" svg:x1="1.813cm" svg:y1="8.843cm" svg:x2="24.428cm" svg:y2="8.843cm">
          <text:p/>
        </draw:line>
        <draw:polygon draw:style-name="gr1" draw:text-style-name="P1" draw:layer="layout" svg:width="22.619cm" svg:height="0.034cm" svg:x="1.811cm" svg:y="8.84cm" svg:viewBox="0 0 22620 35" draw:points="0,35 22620,35 22620,0 0,0">
          <text:p/>
        </draw:polygon>
        <draw:line draw:style-name="gr5" draw:text-style-name="P6" draw:layer="layout" svg:x1="1.813cm" svg:y1="10.379cm" svg:x2="24.428cm" svg:y2="10.379cm">
          <text:p/>
        </draw:line>
        <draw:polygon draw:style-name="gr1" draw:text-style-name="P1" draw:layer="layout" svg:width="22.619cm" svg:height="0.034cm" svg:x="1.811cm" svg:y="10.377cm" svg:viewBox="0 0 22620 35" draw:points="0,35 22620,35 22620,0 0,0">
          <text:p/>
        </draw:polygon>
        <draw:polygon draw:style-name="gr1" draw:text-style-name="P1" draw:layer="layout" svg:width="2.333cm" svg:height="0.068cm" svg:x="22.114cm" svg:y="11.279cm" svg:viewBox="0 0 2334 69" draw:points="0,69 2334,69 2334,0 0,0">
          <text:p/>
        </draw:polygon>
        <draw:polygon draw:style-name="gr1" draw:text-style-name="P1" draw:layer="layout" svg:width="2.333cm" svg:height="0.068cm" svg:x="22.114cm" svg:y="12.304cm" svg:viewBox="0 0 2334 69" draw:points="0,69 2334,69 2334,0 0,0">
          <text:p/>
        </draw:polygon>
        <draw:path draw:style-name="gr6" draw:text-style-name="P7" draw:layer="layout" svg:width="4.061cm" svg:height="0.602cm" svg:x="10.959cm" svg:y="2.084cm" svg:viewBox="0 0 4062 603" svg:d="M3348 1c-49 4-70 8-109 23-34 14-70 42-82 65-7 13-8 14-18 10-12-5-313-6-327-1-4 1-54-14-118-35-166-57-154-56-370-57-206-2-214-2-301 29-105 35-97 34-183 29-44-3-144-4-238-3-168 2-162 2-261 21-17 4-73 19-125 34l-93 27-15-10c-47-33-234-93-341-110-54-10-88-7-121 9-15 7-32 18-38 26-13 15-22 47-21 75v16l-26 3c-28 2-78 17-94 28-6 4-23 8-41 9-33 3-46 9-61 32-5 7-10 20-11 29l-3 17-37 5c-115 13-172 20-214 23-59 6-78 14-93 44-13 26-7 63 15 83 10 8 34 18 45 18 8 0 11 3 14 16 11 35 35 50 91 55 44 4 197-1 283-10 125-13 150-12 497 16 161 13 153 12 181 25 44 21 64 24 158 28 69 2 92 4 115 11 58 16 116 22 233 22 103 0 113-1 159-11 81-16 166-20 433-17 129 1 283 4 342 6 72 3 111 3 120 1 7-3 90-5 200-6 103-1 215-4 249-6 33-2 120-5 191-6 177-3 260-11 384-35 136-28 228-61 250-89 13-18 19-40 16-55-9-40-52-81-85-82-11 0-17-5-11-10 3-1 32-5 66-8 52-4 63-6 77-15 45-26 43-94-3-120-14-8-20-8-110-8-73 0-98-1-111-5-13-5-41-6-124-6-59 0-121-1-137-3l-30-2 8-15c9-18 10-49 2-68-7-16-26-33-45-38s-84-7-132-4z">
          <text:p/>
        </draw:path>
        <draw:path draw:style-name="gr6" draw:text-style-name="P7" draw:layer="layout" svg:width="3.359cm" svg:height="0.46cm" svg:x="11.545cm" svg:y="2.236cm" svg:viewBox="0 0 3360 461" svg:d="M2817 2c-15 1-34 6-44 9-9 3-24 6-34 6-21 0-74 16-88 26-24 18-36 22-73 25-112 8-188 30-216 63-18 22-24 71-10 94 10 17 47 45 67 50 9 3 16 6 15 6-4 5-87 14-172 18-128 6-689 2-833-7-109-6-137-8-227-21-54-8-74-9-339-10l-283-2-15-17c-8-9-19-19-24-22-15-7-51-12-136-19-41-3-103-10-136-15s-83-11-108-14c-46-4-47-4-68 4-45 19-58 36-58 78 0 30 5 44 29 71l19 20-21 12c-12 6-28 14-36 18-7 4-17 12-20 17-8 12-8 35 0 48 8 12 30 23 42 21 27-7 185-53 251-74 23-7 55-7 137 1 47 5 122 7 341 8 317 1 347 2 421 13 162 23 347 30 788 28 358-1 349-1 550-30 99-14 162-28 229-50 42-13 43-13 48-6 10 15 31 24 67 29 19 4 55 10 79 14 59 10 108 11 125 3 10-5 26-7 70-8 54-1 58-2 75-12 41-24 52-72 25-108-6-7-8-16-9-39l-1-30 19-4c10-3 23-4 30-4 37 0 73-45 66-81-4-19-20-40-36-48-14-7-22-8-112-8-54 0-97-1-99-3-6-10-62-36-92-43-37-8-158-12-203-7z">
          <text:p/>
        </draw:path>
        <draw:path draw:style-name="gr6" draw:text-style-name="P7" draw:layer="layout" svg:width="0.776cm" svg:height="0.447cm" svg:x="14.799cm" svg:y="2.175cm" svg:viewBox="0 0 777 448" svg:d="M343 10c-39 11-74 31-112 62-80 66-182 154-195 169-18 21-35 58-36 79-1 19 21 58 39 69 18 10 51 16 92 15 20 0 39 1 42 4 14 11 51 25 79 30 18 4 69 7 112 9 107 3 158-6 226-39 73-36 148-120 178-200 9-25 10-32 9-64-2-41-4-44-36-77-18-19-26-24-49-31-36-11-81-16-155-16-45 0-62-1-69-6-11-7-50-14-76-14-11 1-33 5-49 10zM654 139c16 5 19 16 12 37l-6 16-5-10c-3-5-15-19-27-30l-22-21 17 2c10 1 24 4 31 6z">
          <text:p/>
        </draw:path>
        <draw:path draw:style-name="gr6" draw:text-style-name="P7" draw:layer="layout" svg:width="3.881cm" svg:height="0.547cm" svg:x="11.417cm" svg:y="2.186cm" svg:viewBox="0 0 3882 548" svg:d="M3117 6c-8 3-22 14-31 23l-17 17-115-5c-64-3-148-8-189-11-231-19-248-19-581-21-407-3-393-3-601 37-117 23-199 37-356 61-70 10-118 15-191 18-54 3-139 8-189 13-117 11-177 12-236 3-26-4-58-8-72-9-41-5-261-3-290 1-31 6-66 18-83 31-11 7-20 9-64 11-47 2-53 3-68 13-26 17-33 36-34 94-1 45-1 47 10 62 17 21 27 27 65 33 18 3 42 9 53 12 24 8 39 8 69 2 20-5 27-4 83 8 157 32 241 44 267 36 9-2 23-10 31-18l16-14 205 24c238 29 414 49 534 61 47 5 102 10 122 13 20 2 78 6 130 10 51 3 134 10 183 14 142 13 118 12 378 20 194 7 463 1 605-12 23-2 102-6 175-10 167-8 248-13 317-20 30-3 86-8 124-10 38-3 99-6 134-9 83-5 193-22 236-35 78-25 85-28 106-45 31-24 40-45 38-83-3-33-11-47-42-71-18-14-78-43-90-43-2 0-3-6-2-14 3-32-43-95-75-103-9-2-89-5-179-7-153-2-165-2-207-12s-45-11-61-28c-20-23-58-44-79-43-8 0-21 3-29 6zM3513 295c38 13 76 24 83 25 7 2 13 4 12 5-4 3-95 13-149 15-33 1-64 3-70 4-9 2-13-1-25-18-9-12-21-22-32-28-15-7-16-8-8-9 6 0 26-3 45-7 56-13 66-12 144 13zM1739 288c63 5 155 7 492 8 325 1 414 3 414 7 0 3 6 12 13 20 14 17 33 27 50 27 7 0 12 5 19 15 4 7 11 15 15 17 31 18-509 26-767 12-69-4-143-9-164-11-22-2-88-8-149-12-60-5-129-10-152-13-69-6-120-11-162-16-22-2-61-6-88-8s-49-5-51-6c-1-1 1-2 4-2 4 0 27-3 53-6 25-3 94-10 152-15 58-4 131-11 163-16 71-9 66-9 158-1z">
          <text:p/>
        </draw:path>
        <draw:path draw:style-name="gr6" draw:text-style-name="P7" draw:layer="layout" svg:width="0.748cm" svg:height="0.564cm" svg:x="15.327cm" svg:y="2.173cm" svg:viewBox="0 0 749 565" svg:d="M192 9c-29 14-55 60-72 124-15 60-14 58-25 58-16 0-30 7-50 26-27 26-31 35-39 77-8 47-8 93 0 111 5 13 49 58 56 58 12 0 16 10 18 46 3 43 10 56 30 56 16 0 26-13 29-36l2-20h17c37 0 68-17 85-47 6-10 58-16 200-20 163-6 246-16 270-32 40-26 48-78 17-113-23-28-40-30-143-17-19 2-89 6-157 8-67 3-124 6-126 7-3 2-3-2-2-9 9-42 16-91 18-132 5-84-14-131-61-147-26-9-46-9-67 2z">
          <text:p/>
        </draw:path>
        <draw:path draw:style-name="gr6" draw:text-style-name="P7" draw:layer="layout" svg:width="1.049cm" svg:height="0.607cm" svg:x="15.214cm" svg:y="2.25cm" svg:viewBox="0 0 1050 608" svg:d="M230 6c-11 6-20 16-28 33-11 21-13 34-18 117-3 52-4 114-3 138 2 24 1 44 0 44-2 0-17-21-34-46-34-53-53-72-77-76-32-6-70 26-70 60 0 16 19 55 41 83 9 13 30 44 47 70 33 52 75 100 97 107 9 3 20 14 31 29 21 31 36 43 55 43 17 0 29-10 34-29 3-13-9-66-18-82-5-7-4-14 1-33 9-34 14-81 14-158 0-37 2-69 4-70s135-4 296-5c278-3 335-6 402-20 36-7 55-43 41-75-12-29-30-35-87-28-30 3-157 5-347 5h-299v-35c0-38-6-53-24-66-18-14-38-16-58-6z">
          <text:p/>
        </draw:path>
        <draw:frame draw:style-name="gr2" draw:text-style-name="P3" draw:layer="layout" svg:width="2.352cm" svg:height="0.433cm" svg:x="1.854cm" svg:y="18.058cm">
          <draw:text-box>
            <text:p text:style-name="P2"><text:span text:style-name="T1">&amp; ATTENDANCE</text:span></text:p>
          </draw:text-box>
        </draw:frame>
        <draw:frame draw:style-name="gr7" draw:text-style-name="P8" draw:layer="layout" svg:width="12.787cm" svg:height="0.666cm" svg:x="6.59cm" svg:y="2.096cm">
          <draw:text-box>
            <text:p text:style-name="P2"><text:span text:style-name="T5"><text:s text:c="18"/></text:span><text:span text:style-name="T5">Cognitive GeoInterpretation: Interpretation.ai</text:span></text:p>
          </draw:text-box>
        </draw:frame>
        <draw:frame draw:style-name="gr8" draw:text-style-name="P9" draw:layer="layout" svg:width="1.778cm" svg:height="1.157cm" svg:x="8.431cm" svg:y="6.853cm">
          <draw:text-box>
            <text:p>9-2</text:p>
          </draw:text-box>
        </draw:frame>
        <draw:frame draw:style-name="gr9" draw:text-style-name="P9" draw:layer="layout" svg:width="2.032cm" svg:height="1.157cm" svg:x="10.59cm" svg:y="6.853cm">
          <draw:text-box>
            <text:p>11-4</text:p>
          </draw:text-box>
        </draw:frame>
        <draw:frame draw:style-name="gr10" draw:text-style-name="P9" draw:layer="layout" svg:width="1.778cm" svg:height="1.157cm" svg:x="13.003cm" svg:y="6.726cm">
          <draw:text-box>
            <text:p>9-2</text:p>
          </draw:text-box>
        </draw:frame>
        <draw:frame draw:style-name="gr11" draw:text-style-name="P9" draw:layer="layout" svg:width="2.159cm" svg:height="2.313cm" svg:x="15.243cm" svg:y="6.645cm">
          <draw:text-box>
            <text:p>11-4</text:p>
          </draw:text-box>
        </draw:frame>
        <draw:frame draw:style-name="gr12" draw:text-style-name="P9" draw:layer="layout" svg:width="1.143cm" svg:height="1.284cm" svg:x="8.558cm" svg:y="7.796cm">
          <draw:text-box>
            <text:p>5</text:p>
          </draw:text-box>
        </draw:frame>
        <draw:frame draw:style-name="gr12" draw:text-style-name="P9" draw:layer="layout" svg:width="1.143cm" svg:height="1.284cm" svg:x="10.959cm" svg:y="7.796cm">
          <draw:text-box>
            <text:p>5</text:p>
          </draw:text-box>
        </draw:frame>
        <draw:frame draw:style-name="gr12" draw:text-style-name="P9" draw:layer="layout" svg:width="1.143cm" svg:height="1.284cm" svg:x="13.359cm" svg:y="7.796cm">
          <draw:text-box>
            <text:p>5</text:p>
          </draw:text-box>
        </draw:frame>
        <draw:frame draw:style-name="gr12" draw:text-style-name="P9" draw:layer="layout" svg:width="1.143cm" svg:height="1.284cm" svg:x="15.76cm" svg:y="7.796cm">
          <draw:text-box>
            <text:p>5</text:p>
          </draw:text-box>
        </draw:frame>
        <draw:frame draw:style-name="gr8" draw:text-style-name="P9" draw:layer="layout" svg:width="1.778cm" svg:height="1.157cm" svg:x="8.432cm" svg:y="9.254cm">
          <draw:text-box>
            <text:p>9-2</text:p>
          </draw:text-box>
        </draw:frame>
        <draw:frame draw:style-name="gr9" draw:text-style-name="P9" draw:layer="layout" svg:width="2.032cm" svg:height="1.157cm" svg:x="10.591cm" svg:y="9.254cm">
          <draw:text-box>
            <text:p>11-4</text:p>
          </draw:text-box>
        </draw:frame>
        <draw:frame draw:style-name="gr10" draw:text-style-name="P9" draw:layer="layout" svg:width="1.778cm" svg:height="1.157cm" svg:x="13.004cm" svg:y="9.127cm">
          <draw:text-box>
            <text:p>9-2</text:p>
          </draw:text-box>
        </draw:frame>
        <draw:frame draw:style-name="gr11" draw:text-style-name="P9" draw:layer="layout" svg:width="2.159cm" svg:height="2.313cm" svg:x="15.244cm" svg:y="9.046cm">
          <draw:text-box>
            <text:p>11-4</text:p>
          </draw:text-box>
        </draw:frame>
        <draw:frame draw:style-name="gr12" draw:text-style-name="P9" draw:layer="layout" svg:width="1.143cm" svg:height="1.284cm" svg:x="8.559cm" svg:y="10.197cm">
          <draw:text-box>
            <text:p>5</text:p>
          </draw:text-box>
        </draw:frame>
        <draw:frame draw:style-name="gr12" draw:text-style-name="P9" draw:layer="layout" svg:width="1.143cm" svg:height="1.284cm" svg:x="10.96cm" svg:y="10.197cm">
          <draw:text-box>
            <text:p>5</text:p>
          </draw:text-box>
        </draw:frame>
        <draw:frame draw:style-name="gr12" draw:text-style-name="P9" draw:layer="layout" svg:width="1.143cm" svg:height="1.284cm" svg:x="13.36cm" svg:y="10.197cm">
          <draw:text-box>
            <text:p>5</text:p>
          </draw:text-box>
        </draw:frame>
        <draw:frame draw:style-name="gr12" draw:text-style-name="P9" draw:layer="layout" svg:width="1.143cm" svg:height="1.284cm" svg:x="15.761cm" svg:y="10.197cm">
          <draw:text-box>
            <text:p>5</text:p>
          </draw:text-box>
        </draw:frame>
        <draw:frame draw:style-name="gr13" draw:text-style-name="P9" draw:layer="layout" svg:width="4.826cm" svg:height="1.157cm" svg:x="6.07cm" svg:y="3.739cm">
          <draw:text-box>
            <text:p>Taj Ali</text:p>
          </draw:text-box>
        </draw:frame>
        <draw:frame draw:style-name="gr11" draw:text-style-name="P9" draw:layer="layout" svg:width="4.58cm" svg:height="2.313cm" svg:x="12.868cm" svg:y="2.743cm">
          <draw:text-box>
            <text:p>4/11/2020</text:p>
          </draw:text-box>
        </draw:frame>
        <draw:frame draw:style-name="gr14" draw:text-style-name="P9" draw:layer="layout" svg:width="1.778cm" svg:height="1.157cm" svg:x="18.464cm" svg:y="3.732cm">
          <draw:text-box>
            <text:p>40</text:p>
          </draw:text-box>
        </draw:frame>
        <draw:frame draw:style-name="gr13" draw:text-style-name="P9" draw:layer="layout" svg:width="1.016cm" svg:height="1.157cm" svg:x="22.782cm" svg:y="11.279cm">
          <draw:text-box>
            <text:p>40</text:p>
          </draw:text-box>
        </draw:frame>
        <draw:frame draw:style-name="gr10" draw:text-style-name="P9" draw:layer="layout" svg:width="1.778cm" svg:height="1.157cm" svg:x="3.732cm" svg:y="6.726cm">
          <draw:text-box>
            <text:p>3/29</text:p>
          </draw:text-box>
        </draw:frame>
        <draw:frame draw:style-name="gr9" draw:text-style-name="P9" draw:layer="layout" svg:width="1.524cm" svg:height="1.157cm" svg:x="3.859cm" svg:y="9.139cm">
          <draw:text-box>
            <text:p>4/5</text:p>
          </draw:text-box>
        </draw:frame>
        <draw:frame draw:style-name="gr14" draw:text-style-name="P11" draw:layer="layout" svg:width="6.35cm" svg:height="1.157cm" svg:x="3.859cm" svg:y="13.538cm">
          <draw:text-box>
            <text:p text:style-name="P10"><text:span text:style-name="T6">Taj Ali</text:span></text:p>
          </draw:text-box>
        </draw:frame>
        <draw:frame draw:style-name="gr11" draw:text-style-name="P9" draw:layer="layout" svg:width="3.683cm" svg:height="2.313cm" svg:x="17.829cm" svg:y="13.457cm">
          <draw:text-box>
            <text:p>4/8/202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Noto Sans2" svg:font-family="'Noto Sans'" style:font-pitch="variable"/>
    <style:font-face style:name="Noto Serif" svg:font-family="'Noto Serif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1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7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08T13:38:01.453988367</dc:date>
    <meta:editing-duration>PT7M18S</meta:editing-duration>
    <meta:editing-cycles>1</meta:editing-cycles>
    <meta:document-statistic meta:object-count="117"/>
    <meta:generator>LibreOffice/6.4.2.2$Linux_X86_64 LibreOffice_project/40$Build-2</meta:generator>
  </office:meta>
</office:document-meta>
</file>